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24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fo:font-weight="normal" style:font-name-asian="Monospace" style:language-asian="none" style:country-asian="none" style:font-weight-asian="normal" style:font-name-complex="Monospace" style:language-complex="none" style:country-complex="none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style:font-name-asian="Monospace" style:language-asian="none" style:country-asian="none" style:font-name-complex="Monospace" style:language-complex="none" style:country-complex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style:language-asian="none" style:country-asian="none" style:language-complex="none" style:country-complex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language="none" fo:country="none" fo:font-style="normal" fo:text-shadow="none" fo:font-weight="normal" style:text-underline-mode="continuous" style:text-overline-mode="continuous" style:text-line-through-mode="continuous" style:font-name-asian="Monospace" style:language-asian="none" style:country-asian="none" style:font-style-asian="normal" style:font-weight-asian="normal" style:font-name-complex="Monospace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Monospace" style:font-name-complex="Monospace"/>
    </style:style>
    <style:style style:name="T1" style:family="text">
      <style:text-properties style:font-name="Monospace" style:font-name-asian="Monospace" style:font-name-complex="Monospace"/>
    </style:style>
    <style:style style:name="T2" style:family="text">
      <style:text-properties style:font-name="Monospace" style:font-name-asian="Monospace" style:font-name-complex="Monospace" fo:color="#303030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onospace" style:font-name-asian="Monospace" style:font-name-complex="Monospace" fo:font-size="10pt" style:font-size-asian="10pt" style:font-size-complex="10pt"/>
    </style:style>
    <style:style style:name="T4" style:family="text">
      <style:text-properties fo:font-size="10pt" style:font-name-asian="Monospace" style:font-name-complex="Monospace" style:font-size-asian="10pt" style:font-size-complex="10pt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303030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8" style:family="text">
      <style:text-properties style:text-overline-style="none" style:text-overline-color="font-color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fo:font-weight="normal" fo:color="#303030" style:text-underline-style="solid" style:text-underline-width="auto" style:text-underline-color="font-color"/>
    </style:style>
    <style:style style:name="T9" style:family="text">
      <style:text-properties style:text-overline-style="none" style:text-overline-color="font-color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/>
    </style:style>
    <style:style style:name="T10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1" style:family="text">
      <style:text-properties fo:font-size="10pt" style:font-name-asian="Monospace" style:font-name-complex="Monospace" style:font-size-asian="10pt" style:font-size-complex="10pt" fo:color="#303030" style:text-underline-style="solid" style:text-underline-width="auto" style:text-underline-color="font-color"/>
    </style:style>
    <style:style style:name="T12" style:family="text">
      <style:text-properties fo:language="en" fo:country="US" style:font-size-asian="10pt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asian="Monospace" fo:font-weight="normal" fo:font-size="10pt" style:text-overline-style="none" style:text-overline-color="font-color" style:font-name-complex="Monospace" style:font-relief="none" style:text-emphasize="none" style:font-style-complex="normal" style:font-style-asian="normal" style:font-weight-complex="normal" style:font-weight-asian="normal" style:font-size-complex="10pt" style:language-asian="zh" style:country-asian="CN"/>
    </style:style>
    <style:style style:name="T13" style:family="text">
      <style:text-properties fo:language="en" fo:country="US" style:font-size-asian="10pt" style:text-line-through-mode="continuous" fo:text-shadow="none" style:text-outline="false" fo:font-style="normal" style:text-line-through-type="none" style:language-complex="hi" style:country-complex="IN" style:font-name-asian="Monospace" fo:font-weight="normal" fo:font-size="10pt" style:text-overline-style="none" style:text-overline-color="font-color" style:font-name-complex="Monospace" style:font-relief="none" style:text-emphasize="none" style:font-style-complex="normal" style:font-style-asian="normal" style:font-weight-complex="normal" style:font-weight-asian="normal" style:font-size-complex="10pt" style:language-asian="zh" style:country-asian="CN" style:text-underline-style="solid" style:text-underline-width="auto" style:text-underline-color="font-color" fo:color="#303030"/>
    </style:style>
    <style:style style:name="T14" style:family="text">
      <style:text-properties fo:language="en" fo:country="US" style:font-size-asian="10pt" style:text-line-through-mode="continuous" fo:text-shadow="none" style:text-outline="false" fo:font-style="normal" style:text-line-through-type="none" style:language-complex="hi" style:country-complex="IN" style:font-name-asian="Monospace" fo:font-weight="normal" fo:font-size="10pt" style:text-overline-style="none" style:text-overline-color="font-color" style:font-name-complex="Monospace" style:font-relief="none" style:text-emphasize="none" style:font-style-complex="normal" style:font-style-asian="normal" style:font-weight-complex="normal" style:font-weight-asian="normal" style:font-size-complex="10pt" style:language-asian="zh" style:country-asian="CN" style:text-underline-style="none" style:text-underline-color="font-color"/>
    </style:style>
    <style:style style:name="T15" style:family="text">
      <style:text-properties fo:language="en" fo:country="US" style:font-size-asian="10pt" style:text-line-through-mode="continuous" fo:text-shadow="none" style:text-outline="false" fo:font-style="normal" style:text-line-through-type="none" style:language-complex="hi" style:country-complex="IN" style:font-name-asian="Monospace" fo:font-weight="normal" fo:font-size="10pt" style:text-overline-style="none" style:text-overline-color="font-color" style:font-name-complex="Monospace" style:font-relief="none" style:text-emphasize="none" style:font-style-complex="normal" style:font-style-asian="normal" style:font-weight-complex="normal" style:font-weight-asian="normal" style:font-size-complex="10pt" style:language-asian="zh" style:country-asian="CN" fo:color="#303030" style:text-underline-style="solid" style:text-underline-width="auto" style:text-underline-color="font-color"/>
    </style:style>
    <style:style style:name="T16" style:family="text">
      <style:text-properties style:font-name-asian="Monospace" style:font-name-complex="Monospace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font-name-asian="Monospace" style:font-name-complex="Monospace" style:language-asian="zh" style:country-asian="CN" fo:language="en" fo:country="US" style:text-line-through-mode="continuous" fo:text-shadow="none" style:text-outline="false" fo:font-style="normal" style:text-line-through-type="none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color="#303030" style:text-underline-style="solid" style:text-underline-width="auto" style:text-underline-color="font-color"/>
    </style:style>
    <style:style style:name="T18" style:family="text">
      <style:text-properties style:font-name-asian="Monospace" style:font-name-complex="Monospace" style:language-asian="zh" style:country-asian="CN" fo:language="en" fo:country="US" style:text-line-through-mode="continuous" fo:text-shadow="none" style:text-outline="false" fo:font-style="normal" style:text-line-through-type="none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text-underline-style="none" style:text-underline-color="font-color"/>
    </style:style>
    <style:style style:name="T19" style:family="text">
      <style:text-properties fo:font-weight="normal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Monospace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asian="Monospace"/>
    </style:style>
    <style:style style:name="T20" style:family="text">
      <style:text-properties fo:font-weight="normal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name-complex="Monospace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asian="Monospace" fo:color="#303030" style:text-underline-style="solid" style:text-underline-width="auto" style:text-underline-color="font-color"/>
    </style:style>
    <style:style style:name="T21" style:family="text">
      <style:text-properties fo:font-weight="normal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name-complex="Monospace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asian="Monospace" style:text-underline-style="none" style:text-underline-color="font-color"/>
    </style:style>
    <style:style style:name="T22" style:family="text">
      <style:text-properties style:font-name-asian="Monospace" style:font-name-complex="Monospace"/>
    </style:style>
    <style:style style:name="T23" style:family="text">
      <style:text-properties style:font-name-asian="Monospace" style:font-name-complex="Monospace" fo:color="#303030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8"/>
        <table:table-column table:style-name="co5" table:number-columns-repeated="1020" table:default-cell-style-name="ce9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Key </text:p>
          </table:table-cell>
          <table:table-cell table:style-name="ce10" office:value-type="string" calcext:value-type="string">
            <text:p>Value</text:p>
          </table:table-cell>
          <table:table-cell table:style-name="ce7" table:number-columns-repeated="1020"/>
        </table:table-row>
        <table:table-row table:style-name="ro1">
          <table:table-cell table:style-name="ce8" office:value-type="string" calcext:value-type="string">
            <text:p>W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ubsection</text:p>
          </table:table-cell>
          <table:table-cell table:style-name="ce11" office:value-type="float" office:value="1.1" calcext:value-type="float">
            <text:p>1.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Analyze Propositions and Boolean Expres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-13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a xlink:href="https://youtu.be/OApHaIMKMJE" xlink:type="simple">https://youtu.be/OApHaIMKMJE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Define Boolean operations ($\neg, \wedge, \vee, \rightarrow, \leftrightarrow$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store parentheses using preced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Create propositional state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7-22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table:style-name="ce19" office:value-type="string" calcext:value-type="string">
            <text:p><text:span text:style-name="T4"><text:a xlink:href="https://youtu.be/_RrxqiB_pfE" xlink:type="simple">https://youtu.be/_RrxqiB_pfE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Translate English into Propositional logic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cognize situations when natural language uses logical connectives in a different sen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Solve Logic Puzzles and Word Problem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x0ELYvaf21E" xlink:type="simple">https://youtu.be/x0ELYvaf21E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<text:span text:style-name="T5">Rewrite propositions using equivalences (Use double negation; Use De Morgan's laws; Write Contrapositive for an Implication</text:span>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Define a tautology if a truth table exis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Create new tautologies using inference ru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Define Satisfiable and Contradictory Boolean Expressio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expressions in programming (optio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operation precedence to a Python express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operation associativity to a Python express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short-circuit Boolean evaluat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Common Proof Strateg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84-93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b-hKQOhxlNA" xlink:type="simple">https://youtu.be/b-hKQOhxlNA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PNme9Kl3kDo" xlink:type="simple">https://youtu.be/PNme9Kl3kDo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CCAgvPGOlmE" xlink:type="simple">https://youtu.be/CCAgvPGOlmE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Explain direct proofs for IF-THEN statements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2" office:value-type="string" calcext:value-type="string">
            <text:p>Explain proofs by <text:span text:style-name="T6">contraposition</text:span> for IF-THEN statements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Explain constructive proofs using contradict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Predicates and Quantifi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40-55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rZH5RFSXsvI" xlink:type="simple">https://youtu.be/rZH5RFSXsvI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a predicate as a function to boolea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Recognize free and bound variab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erpret quantifiers over finite domai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se precedence for quantifier statemen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7">Negate predicates, apply </text:span><text:span text:style-name="T8">De</text:span><text:span text:style-name="T9"> Morgan's law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Manipulate Sets and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21-13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jXxuwrAbpCU" xlink:type="simple">https://youtu.be/jXxuwrAbpCU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et by listing elements or interva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et by defining a predica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ubsets, proper sub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pairs and other n-tup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power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Reproduce Russel's paradox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Compare Set Cardinalit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79-186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injective functions between 2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7">Define </text:span><text:span text:style-name="T8">surjective</text:span><text:span text:style-name="T9"> functions between 2 set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Prove that adding a finite set to a countable is countabl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nion two positive integer sets.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nion infinitely many integer sets.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<text:span text:style-name="T10">Nested Quantifier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60-68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xDaBIVPyvDQ" xlink:type="simple">https://youtu.be/xDaBIVPyvDQ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write mathematical statements with nested quantifie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erpret quantifier expressions in human languag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Negate multiple quantifie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Some More Proof Strateg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table:style-name="ce1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by analyzing cas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by counterexamp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roduce "without loss of generality" claus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7">Explain </text:span><text:span text:style-name="T8">nonconstructive</text:span><text:span text:style-name="T9"> proofs of existenc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Rules of 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cognize hypotheses and goals in a proof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4">Apply modus </text:span><text:span text:style-name="T11">ponens</text:span><text:span text:style-name="T4">: &lt;span class="math </text:span><text:span text:style-name="T11">inline</text:span><text:span text:style-name="T4">"&gt;\( A \</text:span><text:span text:style-name="T11">rightarrow</text:span><text:span text:style-name="T4"> B,\, A \;\</text:span><text:span text:style-name="T11">vdash</text:span><text:span text:style-name="T4">\; B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2">Apply modus </text:span><text:span text:style-name="T13">tollens</text:span><text:span text:style-name="T14">: &lt;span class="math </text:span><text:span text:style-name="T15">inline</text:span><text:span text:style-name="T14">"&gt;\( A \</text:span><text:span text:style-name="T15">rightarrow</text:span><text:span text:style-name="T14"> B,\, (\</text:span><text:span text:style-name="T15">neg</text:span><text:span text:style-name="T14"> B) \;\</text:span><text:span text:style-name="T15">vdash</text:span><text:span text:style-name="T14">\; (\</text:span><text:span text:style-name="T15">neg</text:span><text:span text:style-name="T14"> A)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2">Apply transitivity: &lt;span class="math </text:span><text:span text:style-name="T13">inline</text:span><text:span text:style-name="T14">"&gt;\( A \</text:span><text:span text:style-name="T15">rightarrow</text:span><text:span text:style-name="T14"> B,\, B \</text:span><text:span text:style-name="T15">rightarrow</text:span><text:span text:style-name="T14"> C \;\</text:span><text:span text:style-name="T15">vdash</text:span><text:span text:style-name="T14">\; A \</text:span><text:span text:style-name="T15">rightarrow</text:span><text:span text:style-name="T14"> C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2">Apply disjunctive syllogism: &lt;span class="math </text:span><text:span text:style-name="T15">inline</text:span><text:span text:style-name="T14">"&gt;\( A \</text:span><text:span text:style-name="T15">vee</text:span><text:span text:style-name="T14"> B,\, \</text:span><text:span text:style-name="T15">neg</text:span><text:span text:style-name="T14"> A \;\</text:span><text:span text:style-name="T15">vdash</text:span><text:span text:style-name="T14">\; B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6">Apply "addition": &lt;span class="math </text:span><text:span text:style-name="T17">inline</text:span><text:span text:style-name="T18">"&gt;\( A \;\</text:span><text:span text:style-name="T17">vdash</text:span><text:span text:style-name="T18">\; A \</text:span><text:span text:style-name="T17">vee</text:span><text:span text:style-name="T18"> B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9">Apply "simplification": &lt;span class="math </text:span><text:span text:style-name="T20">inline</text:span><text:span text:style-name="T21">"&gt;\( (A \wedge B) \;\</text:span><text:span text:style-name="T20">vdash</text:span><text:span text:style-name="T21">\; A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9">Apply "conjunction": &lt;span class="math </text:span><text:span text:style-name="T20">inline</text:span><text:span text:style-name="T21">"&gt;\( A,\, B \;\</text:span><text:span text:style-name="T20">vdash</text:span><text:span text:style-name="T21">\; (A \wedge B)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2">Apply "resolution": &lt;span class="math </text:span><text:span text:style-name="T13">inline</text:span><text:span text:style-name="T14">"&gt;\( (A \</text:span><text:span text:style-name="T15">vee</text:span><text:span text:style-name="T14"> B),\, (\</text:span><text:span text:style-name="T15">neg</text:span><text:span text:style-name="T14"> A \</text:span><text:span text:style-name="T15">vee</text:span><text:span text:style-name="T14"> C) \;\</text:span><text:span text:style-name="T15">vdash</text:span><text:span text:style-name="T14">\; (B \</text:span><text:span text:style-name="T15">vee</text:span><text:span text:style-name="T14"> C)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Manipulate sets over some unive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union of two or more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intersection of two or more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complement of a se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difference of two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symmetric difference of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2" office:value-type="string" calcext:value-type="string">
            <text:p>Draw <text:span text:style-name="T6">Venn</text:span> diagrams for 2, 3, 4 or 5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table:style-name="ce12" office:value-type="string" calcext:value-type="string">
            <text:p>2.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Proof Strategies for Sets and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<text:span text:style-name="T22">Explain proofs for 2 sets being different (</text:span><text:span text:style-name="T23">conterexample</text:span><text:span text:style-name="T22">)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for a function being bijectiv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constructions by selecting minimum in a nonempty set.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21:38:01.157818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00:46:45.270454578</meta:creation-date>
    <dc:date>2020-01-29T21:44:09.360328516</dc:date>
    <meta:editing-duration>PT5H43M</meta:editing-duration>
    <meta:editing-cycles>15</meta:editing-cycles>
    <meta:generator>LibreOffice/6.0.7.3$Linux_X86_64 LibreOffice_project/00m0$Build-3</meta:generator>
    <meta:document-statistic meta:table-count="1" meta:cell-count="452" meta:object-count="0"/>
  </office:meta>
</office:document-meta>
</file>